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OpenSymbol1" svg:font-family="OpenSymbol, 'Arial Unicode MS'"/>
    <style:font-face style:name="Liberation Sans1" svg:font-family="'Liberation Sans', Arial" style:font-family-generic="swiss"/>
    <style:font-face style:name="SimSun1" svg:font-family="SimSun, 宋体"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2cm" table:align="left" style:writing-mode="lr-tb"/>
    </style:style>
    <style:style style:name="Tabelle1.A" style:family="table-column">
      <style:table-column-properties style:column-width="0.813cm"/>
    </style:style>
    <style:style style:name="Tabelle1.B" style:family="table-column">
      <style:table-column-properties style:column-width="7.682cm"/>
    </style:style>
    <style:style style:name="Tabelle1.C" style:family="table-column">
      <style:table-column-properties style:column-width="4.26cm"/>
    </style:style>
    <style:style style:name="Tabelle1.D" style:family="table-column">
      <style:table-column-properties style:column-width="4.26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D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none" fo:border-top="none" fo:border-bottom="0.002cm solid #000000" style:writing-mode="lr-tb"/>
    </style:style>
    <style:style style:name="Tabelle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212cm"/>
    </style:style>
    <style:style style:name="P3" style:family="paragraph" style:parent-style-name="Text_20_body">
      <style:paragraph-properties fo:margin-top="0cm" fo:margin-bottom="0.212cm"/>
    </style:style>
    <style:style style:name="P4" style:family="paragraph" style:parent-style-name="Text_20_body">
      <style:paragraph-properties fo:margin-top="0cm" fo:margin-bottom="0.212cm"/>
      <style:text-properties fo:font-weight="normal" style:font-weight-asian="normal" style:font-weight-complex="normal"/>
    </style:style>
    <style:style style:name="P5" style:family="paragraph" style:parent-style-name="Index">
      <style:paragraph-properties>
        <style:tab-stops>
          <style:tab-stop style:position="0cm" style:leader-style="solid" style:leader-text="_"/>
        </style:tab-stops>
      </style:paragraph-properties>
    </style:style>
    <style:style style:name="P6" style:family="paragraph" style:parent-style-name="Table_20_Contents">
      <style:text-properties fo:font-weight="bold" style:font-weight-asian="bold" style:font-weight-complex="bold"/>
    </style:style>
    <style:style style:name="P7" style:family="paragraph" style:parent-style-name="Contents_20_2">
      <style:paragraph-properties>
        <style:tab-stops>
          <style:tab-stop style:position="17cm" style:type="right" style:leader-style="dotted" style:leader-text="."/>
          <style:tab-stop style:position="17.498cm" style:leader-style="dotted" style:leader-text="."/>
        </style:tab-stops>
      </style:paragraph-properties>
    </style:style>
    <style:style style:name="P8" style:family="paragraph" style:parent-style-name="Contents_20_1">
      <style:paragraph-properties>
        <style:tab-stops>
          <style:tab-stop style:position="16.999cm" style:leader-style="dotted" style:leader-text="."/>
          <style:tab-stop style:position="17cm" style:type="right" style:leader-style="dotted" style:leader-text="."/>
        </style:tab-stops>
      </style:paragraph-properties>
    </style:style>
    <style:style style:name="P9" style:family="paragraph" style:parent-style-name="Standard" style:list-style-name="WW8Num6"/>
    <style:style style:name="P10" style:family="paragraph" style:parent-style-name="Standard" style:list-style-name="WW8Num7">
      <style:paragraph-properties fo:margin-top="0cm" fo:margin-bottom="0.212cm"/>
    </style:style>
    <style:style style:name="P11" style:family="paragraph" style:parent-style-name="Standard" style:list-style-name="WW8Num3">
      <style:paragraph-properties fo:margin-top="0cm" fo:margin-bottom="0.212cm"/>
    </style:style>
    <style:style style:name="P12" style:family="paragraph" style:parent-style-name="Standard" style:list-style-name="WW8Num5">
      <style:paragraph-properties fo:margin-top="0cm" fo:margin-bottom="0.212cm"/>
    </style:style>
    <style:style style:name="P13" style:family="paragraph" style:parent-style-name="Heading" style:master-page-name="Standard">
      <style:paragraph-properties fo:margin-top="0.423cm" fo:margin-bottom="0.212cm" style:page-number="auto" fo:keep-with-next="always"/>
    </style:style>
    <style:style style:name="P14" style:family="paragraph" style:parent-style-name="Heading_20_2">
      <style:paragraph-properties fo:margin-top="0cm" fo:margin-bottom="0.212cm"/>
    </style:style>
    <style:style style:name="P15" style:family="paragraph" style:parent-style-name="Heading_20_2">
      <style:paragraph-properties fo:margin-top="0.423cm" fo:margin-bottom="0.212cm"/>
    </style:style>
    <style:style style:name="P16" style:family="paragraph" style:parent-style-name="Text_20_body" style:list-style-name="WW8Num2">
      <style:paragraph-properties>
        <style:tab-stops>
          <style:tab-stop style:position="0cm"/>
        </style:tab-stops>
      </style:paragraph-properties>
    </style:style>
    <style:style style:name="P17" style:family="paragraph" style:parent-style-name="Text_20_body" style:list-style-name="WW8Num4">
      <style:paragraph-properties>
        <style:tab-stops>
          <style:tab-stop style:position="0cm"/>
        </style:tab-stops>
      </style:paragraph-properties>
    </style:style>
    <style:style style:name="P18" style:family="paragraph" style:parent-style-name="Text_20_body" style:list-style-name="L1">
      <style:paragraph-properties fo:margin-top="0cm" fo:margin-bottom="0.21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Contents_20_Heading">Inhaltsverzeichnis</text:p>
      <text:p text:style-name="Contents_20_Heading"/>
      <text:table-of-content text:style-name="Sect1" text:name="Inhaltsverzeichnis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7.498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997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8.496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source>
        <text:index-body>
          <text:p text:style-name="P8"><text:a xlink:type="simple" xlink:href="#__RefHeading__11178_379323360" text:style-name="Internet_20_link" text:visited-style-name="Visited_20_Internet_20_Link">Charakteristika der Firma<text:tab/>1</text:a></text:p>
          <text:p text:style-name="P8"><text:a xlink:type="simple" xlink:href="#__RefHeading__11180_379323360" text:style-name="Internet_20_link" text:visited-style-name="Visited_20_Internet_20_Link">Architektur<text:tab/>2</text:a></text:p>
          <text:p text:style-name="P7"><text:a xlink:type="simple" xlink:href="#__RefHeading__11182_379323360" text:style-name="Internet_20_link" text:visited-style-name="Visited_20_Internet_20_Link">Zugriffsschutz und Backups<text:tab/>2</text:a></text:p>
          <text:p text:style-name="P8"><text:a xlink:type="simple" xlink:href="#__RefHeading__11184_379323360" text:style-name="Internet_20_link" text:visited-style-name="Visited_20_Internet_20_Link">Prozesse<text:tab/>2</text:a></text:p>
          <text:p text:style-name="P7"><text:a xlink:type="simple" xlink:href="#__RefHeading__27_105247892" text:style-name="Internet_20_link" text:visited-style-name="Visited_20_Internet_20_Link">Belegtypen<text:tab/>2</text:a></text:p>
          <text:p text:style-name="P7"><text:a xlink:type="simple" xlink:href="#__RefHeading__29_105247892" text:style-name="Internet_20_link" text:visited-style-name="Visited_20_Internet_20_Link">Briefpapier<text:tab/>3</text:a></text:p>
          <text:p text:style-name="P7"><text:a xlink:type="simple" xlink:href="#__RefHeading__31_105247892" text:style-name="Internet_20_link" text:visited-style-name="Visited_20_Internet_20_Link">Nachbearbeitung<text:tab/>3</text:a></text:p>
          <text:p text:style-name="P7"><text:a xlink:type="simple" xlink:href="#__RefHeading__33_105247892" text:style-name="Internet_20_link" text:visited-style-name="Visited_20_Internet_20_Link">Halbjahresrechnungen<text:tab/>3</text:a></text:p>
          <text:p text:style-name="P7"><text:a xlink:type="simple" xlink:href="#__RefHeading__35_105247892" text:style-name="Internet_20_link" text:visited-style-name="Visited_20_Internet_20_Link">Eingang<text:tab/>4</text:a></text:p>
          <text:p text:style-name="P7"><text:a xlink:type="simple" xlink:href="#__RefHeading__37_105247892" text:style-name="Internet_20_link" text:visited-style-name="Visited_20_Internet_20_Link">Interne Kopien<text:tab/>4</text:a></text:p>
          <text:p text:style-name="P7"><text:a xlink:type="simple" xlink:href="#__RefHeading__39_105247892" text:style-name="Internet_20_link" text:visited-style-name="Visited_20_Internet_20_Link">Verträge<text:tab/>4</text:a></text:p>
          <text:p text:style-name="P7"><text:a xlink:type="simple" xlink:href="#__RefHeading__41_105247892" text:style-name="Internet_20_link" text:visited-style-name="Visited_20_Internet_20_Link">Druck<text:tab/>4</text:a></text:p>
          <text:p text:style-name="P7"><text:a xlink:type="simple" xlink:href="#__RefHeading__43_105247892" text:style-name="Internet_20_link" text:visited-style-name="Visited_20_Internet_20_Link">Kontrolle<text:tab/>4</text:a></text:p>
          <text:p text:style-name="P7"><text:a xlink:type="simple" xlink:href="#__RefHeading__45_105247892" text:style-name="Internet_20_link" text:visited-style-name="Visited_20_Internet_20_Link">Abzurufende Belege<text:tab/>4</text:a></text:p>
          <text:p text:style-name="P7"><text:a xlink:type="simple" xlink:href="#__RefHeading__47_105247892" text:style-name="Internet_20_link" text:visited-style-name="Visited_20_Internet_20_Link">Zahlung<text:tab/>5</text:a></text:p>
          <text:p text:style-name="P7"><text:a xlink:type="simple" xlink:href="#__RefHeading__49_105247892" text:style-name="Internet_20_link" text:visited-style-name="Visited_20_Internet_20_Link">Anlagegüterkauf<text:tab/>5</text:a></text:p>
          <text:p text:style-name="P7"><text:a xlink:type="simple" xlink:href="#__RefHeading__51_105247892" text:style-name="Internet_20_link" text:visited-style-name="Visited_20_Internet_20_Link">Scans<text:tab/>5</text:a></text:p>
          <text:p text:style-name="P7"><text:a xlink:type="simple" xlink:href="#__RefHeading__11186_379323360" text:style-name="Internet_20_link" text:visited-style-name="Visited_20_Internet_20_Link">Spesen<text:tab/>5</text:a></text:p>
          <text:p text:style-name="P7"><text:a xlink:type="simple" xlink:href="#__RefHeading__53_105247892" text:style-name="Internet_20_link" text:visited-style-name="Visited_20_Internet_20_Link">Ust-Voranmeldungen<text:tab/>6</text:a></text:p>
          <text:p text:style-name="P7"><text:a xlink:type="simple" xlink:href="#__RefHeading__55_105247892" text:style-name="Internet_20_link" text:visited-style-name="Visited_20_Internet_20_Link">Eingangsbuch<text:tab/>6</text:a></text:p>
          <text:p text:style-name="P7"><text:a xlink:type="simple" xlink:href="#__RefHeading__61_105247892" text:style-name="Internet_20_link" text:visited-style-name="Visited_20_Internet_20_Link">Buchungsplan<text:tab/>7</text:a></text:p>
          <text:p text:style-name="P7"><text:a xlink:type="simple" xlink:href="#__RefHeading__11188_379323360" text:style-name="Internet_20_link" text:visited-style-name="Visited_20_Internet_20_Link">Dauerschuldverhältnisse<text:tab/>7</text:a></text:p>
          <text:p text:style-name="P7"><text:a xlink:type="simple" xlink:href="#__RefHeading__63_105247892" text:style-name="Internet_20_link" text:visited-style-name="Visited_20_Internet_20_Link">Anschreiben an den StB<text:tab/>7</text:a></text:p>
          <text:p text:style-name="P7"><text:a xlink:type="simple" xlink:href="#__RefHeading__65_105247892" text:style-name="Internet_20_link" text:visited-style-name="Visited_20_Internet_20_Link">Software<text:tab/>7</text:a></text:p>
        </text:index-body>
      </text:table-of-content>
      <text:p text:style-name="P5"/>
      <text:p text:style-name="P5"/>
      <text:h text:style-name="Heading_20_1" text:outline-level="1"><text:bookmark-start text:name="__RefHeading__11178_379323360"/>Charakteristika der Firma<text:bookmark-end text:name="__RefHeading__11178_379323360"/></text:h>
      <text:list xml:id="list6926123731672283008" text:style-name="WW8Num7">
        <text:list-item>
          <text:p text:style-name="P10">Rechtsform Einzelgewerbe</text:p>
        </text:list-item>
        <text:list-item>
          <text:p text:style-name="P10">Keine Bargeschäfte</text:p>
        </text:list-item>
        <text:list-item>
          <text:p text:style-name="P10">Keine Festangestellten</text:p>
        </text:list-item>
        <text:list-item>
          <text:p text:style-name="P10">kein ersetzendes Scannen</text:p>
        </text:list-item>
        <text:list-item>
          <text:p text:style-name="P10">Elektronische Rechnungen werden angenommen</text:p>
        </text:list-item>
        <text:list-item>
          <text:p text:style-name="P10">Verpflichtung zur doppelten Buchführung</text:p>
        </text:list-item>
        <text:list-item>
          <text:p text:style-name="P10">eigenes Girokonto</text:p>
        </text:list-item>
        <text:list-item>
          <text:p text:style-name="P10"><text:soft-page-break/>Jahresabschluss durch Steuerberater im Rahmen einer Bilanz</text:p>
        </text:list-item>
        <text:list-item>
          <text:p text:style-name="P10">Kontenrahmen SKR03</text:p>
        </text:list-item>
        <text:list-item>
          <text:p text:style-name="P10">wird steuerlich beraten</text:p>
        </text:list-item>
      </text:list>
      <text:h text:style-name="Heading_20_1" text:outline-level="1"><text:bookmark-start text:name="__RefHeading__11180_379323360"/>Architektur<text:bookmark-end text:name="__RefHeading__11180_379323360"/></text:h>
      <text:p text:style-name="Text_20_body">Das benutzte Buchhaltungsprogramm schreibt alle Daten in ein bestimmtes Verzeichnis. Zusätzlich werden digitales Eingangsbuch, Buchungsplan und Scans in Unterverzeichnissen dazu abgelegt. Dieses Verzeichnis ist in ein Versionskontrollsystem („Subversion“) eingecheckt. Das Versionskontrollsystem <text:s/>liegt auf einem an<text:bookmark text:name="cmt1"/>gemieteten externen, aber sonst firmeneigenen Server innerhalb Deutschlands.</text:p>
      <text:h text:style-name="Heading_20_2" text:outline-level="2"><text:bookmark-start text:name="__RefHeading__11182_379323360"/>Zugriffsschutz und Backups<text:bookmark-end text:name="__RefHeading__11182_379323360"/></text:h>
      <text:p text:style-name="Text_20_body">Wenn Änderungen an den Buchhaltungsdaten vorgenommen wurden, werden die Daten mindestens einmal pro Tag in die Versionsverwaltung eingecheckt. Technisch wird durch die Aufzeichnung sämtlicher Änderungen eine gewisse Revisionssicherheit gewährleistet, zusätzlich gewährt die Authentifizierung des Versionskontrollsystems einen gewissen Zugriffsschutz.</text:p>
      <text:p text:style-name="P2">Die Eingangsscans und die Buchhaltungsdaten werden einmal pro Monat mittels der Software „Duplicati“ auf eine externe Festplatte gesichert. Der Server und damit auch die Daten der Versionsverwaltung werden zusätzlich einmal pro Tag gesichert. </text:p>
      <text:p text:style-name="P2">Die Archivierung von papiergebundenen Eingangsbelegen über den gesetzlich vorgeschriebenen Zeitraum erfolgt in konventionellen Aktenordnern.</text:p>
      <text:h text:style-name="Heading_20_1" text:outline-level="1"><text:bookmark-start text:name="__RefHeading__11184_379323360"/>Prozesse<text:bookmark-end text:name="__RefHeading__11184_379323360"/></text:h>
      <text:p text:style-name="P2"/>
      <text:p text:style-name="P2">Die Belegtypen 2-10 inkusive werden mit Gnuaccounting erstellt. Dabei werden pro Belegtyp fortlaufende Nummern vergeben. </text:p>
      <text:p text:style-name="P2">Die erzeugten Belege liegen als PDF vor, die Beleg-Nummer befindet sich hinter dem Typ am Anfang des Dateinamens. Listet man die Dateien des Verzeichnisses alphabetisch auf, kann man so kontrollieren, ob die Belege vollständig sind: Werden beispielsweise Beleg 1-50 eines Belegtyps „RE“ erwartet enthält der untersuchte Verzeichnisinhalt genau 50 PDFs und die Dateien starten mit RE-01-&lt;restlicher Dateiname&gt;.pdf bis RE-50-&lt;restlicher Dateiname&gt;.pdf. </text:p>
      <text:p text:style-name="P2">Alle Ausgangsbelege werden unmittelbar auf Briefpapier gedruckt und abgeheftet. Der Druck erfolgt entweder in einmaliger Ausfertigung (zur Aktenablage bei Versand per E-Mail) oder in mehrfacher Ausfertigung bei physischen Versand bspw. per Post. </text:p>
      <text:h text:style-name="Heading_20_2" text:outline-level="2"><text:bookmark-start text:name="__RefHeading__27_105247892"/>Belegtypen<text:bookmark-end text:name="__RefHeading__27_105247892"/></text:h>
      <text:p text:style-name="Standard">Es gibt folgende Belegtype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text:p>
          </table:table-cell>
          <table:table-cell table:style-name="Tabelle1.A1" office:value-type="string">
            <text:p text:style-name="P6">Belegtyp</text:p>
          </table:table-cell>
          <table:table-cell table:style-name="Tabelle1.A1" office:value-type="string">
            <text:p text:style-name="P6">Belegschlüssel</text:p>
          </table:table-cell>
          <table:table-cell table:style-name="Tabelle1.D1" office:value-type="string">
            <text:p text:style-name="P6">Nummerierung</text:p>
          </table:table-cell>
        </table:table-row>
        <table:table-row table:style-name="Tabelle1.1">
          <table:table-cell table:style-name="Tabelle1.A2" office:value-type="string">
            <text:p text:style-name="Table_20_Contents">1</text:p>
          </table:table-cell>
          <table:table-cell table:style-name="Tabelle1.A2" office:value-type="string">
            <text:list xml:id="list5866007548396322015" text:style-name="WW8Num6">
              <text:list-item>
                <text:p text:style-name="P9">Eingangsrechnung</text:p>
              </text:list-item>
            </text:list>
          </table:table-cell>
          <table:table-cell table:style-name="Tabelle1.A2" office:value-type="string">
            <text:p text:style-name="Table_20_Contents">E</text:p>
          </table:table-cell>
          <table:table-cell table:style-name="Tabelle1.D2" office:value-type="string">
            <text:p text:style-name="Table_20_Contents">(a)</text:p>
          </table:table-cell>
        </table:table-row>
        <table:table-row table:style-name="Tabelle1.1">
          <table:table-cell table:style-name="Tabelle1.A2" office:value-type="string">
            <text:p text:style-name="Table_20_Contents">2</text:p>
          </table:table-cell>
          <table:table-cell table:style-name="Tabelle1.A2" office:value-type="string">
            <text:p text:style-name="Standard">Ausgangsrechnung</text:p>
          </table:table-cell>
          <table:table-cell table:style-name="Tabelle1.A2" office:value-type="string">
            <text:p text:style-name="Table_20_Contents">RE</text:p>
          </table:table-cell>
          <table:table-cell table:style-name="Tabelle1.D2" office:value-type="string">
            <text:p text:style-name="Table_20_Contents">(b)</text:p>
          </table:table-cell>
        </table:table-row>
        <text:soft-page-break/>
        <table:table-row table:style-name="Tabelle1.1">
          <table:table-cell table:style-name="Tabelle1.A2" office:value-type="string">
            <text:p text:style-name="Table_20_Contents">3</text:p>
          </table:table-cell>
          <table:table-cell table:style-name="Tabelle1.A2" office:value-type="string">
            <text:p text:style-name="Standard">Mahnung</text:p>
          </table:table-cell>
          <table:table-cell table:style-name="Tabelle1.A2" office:value-type="string">
            <text:p text:style-name="Table_20_Contents">MA</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4</text:p>
          </table:table-cell>
          <table:table-cell table:style-name="Tabelle1.A2" office:value-type="string">
            <text:p text:style-name="Standard">Stornorechnung</text:p>
          </table:table-cell>
          <table:table-cell table:style-name="Tabelle1.A2" office:value-type="string">
            <text:p text:style-name="Table_20_Contents">ST</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5</text:p>
          </table:table-cell>
          <table:table-cell table:style-name="Tabelle1.A2" office:value-type="string">
            <text:p text:style-name="Standard">Quittung</text:p>
          </table:table-cell>
          <table:table-cell table:style-name="Tabelle1.A2" office:value-type="string">
            <text:p text:style-name="Table_20_Contents">QU</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6</text:p>
          </table:table-cell>
          <table:table-cell table:style-name="Tabelle1.A2" office:value-type="string">
            <text:p text:style-name="Standard">Entnahmebeleg</text:p>
          </table:table-cell>
          <table:table-cell table:style-name="Tabelle1.A2" office:value-type="string">
            <text:p text:style-name="Table_20_Contents">EN</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7</text:p>
          </table:table-cell>
          <table:table-cell table:style-name="Tabelle1.A2" office:value-type="string">
            <text:p text:style-name="Standard">Einlagebeleg</text:p>
          </table:table-cell>
          <table:table-cell table:style-name="Tabelle1.A2" office:value-type="string">
            <text:p text:style-name="Table_20_Contents">EN (+negativer Betrag)</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8</text:p>
          </table:table-cell>
          <table:table-cell table:style-name="Tabelle1.A2" office:value-type="string">
            <text:p text:style-name="Standard">Gutschrift</text:p>
          </table:table-cell>
          <table:table-cell table:style-name="Tabelle1.A2" office:value-type="string">
            <text:p text:style-name="Table_20_Contents">GU</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9</text:p>
          </table:table-cell>
          <table:table-cell table:style-name="Tabelle1.A2" office:value-type="string">
            <text:p text:style-name="Standard">Lieferschein</text:p>
          </table:table-cell>
          <table:table-cell table:style-name="Tabelle1.A2" office:value-type="string">
            <text:p text:style-name="Table_20_Contents">LS</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10</text:p>
          </table:table-cell>
          <table:table-cell table:style-name="Tabelle1.A2" office:value-type="string">
            <text:p text:style-name="Standard">Angebot</text:p>
          </table:table-cell>
          <table:table-cell table:style-name="Tabelle1.A2" office:value-type="string">
            <text:p text:style-name="Table_20_Contents">AN</text:p>
          </table:table-cell>
          <table:table-cell table:style-name="Tabelle1.D2" office:value-type="string">
            <text:p text:style-name="Table_20_Contents">(b)</text:p>
          </table:table-cell>
        </table:table-row>
        <table:table-row table:style-name="Tabelle1.1">
          <table:table-cell table:style-name="Tabelle1.A2" office:value-type="string">
            <text:p text:style-name="Table_20_Contents">11</text:p>
          </table:table-cell>
          <table:table-cell table:style-name="Tabelle1.A2" office:value-type="string">
            <text:p text:style-name="Standard">Vertrag</text:p>
          </table:table-cell>
          <table:table-cell table:style-name="Tabelle1.A2" office:value-type="string">
            <text:p text:style-name="Table_20_Contents">v</text:p>
          </table:table-cell>
          <table:table-cell table:style-name="Tabelle1.D2" office:value-type="string">
            <text:p text:style-name="Table_20_Contents">(a)</text:p>
          </table:table-cell>
        </table:table-row>
        <table:table-row table:style-name="Tabelle1.1">
          <table:table-cell table:style-name="Tabelle1.A2" office:value-type="string">
            <text:p text:style-name="Table_20_Contents">12</text:p>
          </table:table-cell>
          <table:table-cell table:style-name="Tabelle1.A2" office:value-type="string">
            <text:p text:style-name="Standard">Geschäftsbrief</text:p>
          </table:table-cell>
          <table:table-cell table:style-name="Tabelle1.A2" office:value-type="string">
            <text:p text:style-name="Table_20_Contents">Üblicherweise Brief oder Fax</text:p>
          </table:table-cell>
          <table:table-cell table:style-name="Tabelle1.D2" office:value-type="string">
            <text:p text:style-name="Table_20_Contents">(c)</text:p>
          </table:table-cell>
        </table:table-row>
      </table:table>
      <text:p text:style-name="Standard"/>
      <text:p text:style-name="Standard">Nummerierungsschema:</text:p>
      <text:p text:style-name="Standard"/>
      <text:p text:style-name="Standard">a) Durchgehend jahresübergreifend ab 1, bspw. E-537 </text:p>
      <text:p text:style-name="Standard">b) Datierung (JJJJ-MM-TT) gefolgt von Nummer bspw. RE-20150630/526 im Beleg – im Dateisystem so nicht ausdrückbare Zeichen als Unterstrich _, sprich <text:s/>RE-20150630_526.pdf im Dateisystem</text:p>
      <text:p text:style-name="Standard">c) keine feste Nummerierung, eventuell Datierung nach JJJJ-MM-TT</text:p>
      <text:p text:style-name="Standard"/>
      <text:p text:style-name="Text_20_body"/>
      <text:h text:style-name="Heading_20_2" text:outline-level="2"><text:bookmark-start text:name="__RefHeading__29_105247892"/>Briefpapier<text:bookmark-end text:name="__RefHeading__29_105247892"/></text:h>
      <text:p text:style-name="P2">Da<text:bookmark text:name="cmt3"/>s Briefpapier enthält optische Elemente (wie das Firmenlogo) aber keinen Text, um sicherzustellen, dass auch bei einem Versand per E-Mail – ohne dieses Briefpapier – alle Daten vorliegen, ggf. durchsuchbar sind und nicht – bspw. durch Wahl eines falschen Briefpapiers – versehentlich etwa veraltete Daten verwendet werden. </text:p>
      <text:h text:style-name="Heading_20_2" text:outline-level="2"><text:bookmark-start text:name="__RefHeading__31_105247892"/>Nachbearbeitung<text:bookmark-end text:name="__RefHeading__31_105247892"/></text:h>
      <text:p text:style-name="P2">Ausgangsrechnungen werden nach einer bearbeitbaren Vorschau, die genutzt werden kann um e-Porto einzufügen, als .pdf (inkl. PDF-Metadaten nach dem ZUGFeRD-Standard) und .odt abgelegt. Die Bearbeitung der .odt-Datei ist nur in Ausnahmefällen und grundsätzlich erst nach erfolgter Versionskontrolle zulässig, <text:bookmark text:name="cmt4"/>entsprechende Programmfehler (wie http://sourceforge.net/p/gnuaccounting/bugs/147/) sind dem Bearbeiter in seiner/ihrer Einweisung <text:s/>bekannt gegeben worden. Nach einer gegebenenfalls erfolgten Bearbeitung werden PDF-A-1 – Dateien erstellt, die sich dadurch von automatisch erstellten PDF-A-3 Dateien unterscheiden und zudem keine ZUGFeRD-Daten mehr tragen.</text:p>
      <text:h text:style-name="Heading_20_2" text:outline-level="2"><text:bookmark-start text:name="__RefHeading__33_105247892"/>Halbjahresrechnungen<text:bookmark-end text:name="__RefHeading__33_105247892"/></text:h>
      <text:p text:style-name="Text_20_body">Jochen verschickt zwischen dem 01.06. und 10.06. bzw. 01.12. und 10.12. Halbjahresrechnungen an alle Kunden, die regelmäßige Leistungen beziehen, beispielsweise Hostingkunden. Sofern kein Vertragsbeginn oder -ende in dem Zeitraum <text:soft-page-break/>liegen, beziehen sich die im Juni versendeten Halbjahresrechnungen auf den Zeitraum 1. Januar bis 30. Juni und die im Dezember versendeten auf 1. Juli bis .-31.Dezember. Jochen hat eine Liste mit in Rechnung zu stellender Zusatzleistungen. Auf dieser Liste können auch Leistungen gegenüber anderen Kunden im Sinne von nicht regelmäßigen Leistungsbeziehern, stehen, beispielsweise, um mehrere kleine Rechnungen zu einer größeren Halbjahresrechnung zusammenzufassen.</text:p>
      <text:h text:style-name="Heading_20_2" text:outline-level="2"><text:bookmark-start text:name="__RefHeading__35_105247892"/>Eingang<text:bookmark-end text:name="__RefHeading__35_105247892"/></text:h>
      <text:p text:style-name="P2">Alle Eingangsbelege wie Eingangsrechnungen kommen bei Jochen an und zwar entweder elektronisch oder papiergebunden. </text:p>
      <text:p text:style-name="P2">Bei elektronischen Eingangsbelegen wird einer Kopie der Datei im Dateinamen Typschlüssel (E) und Nummer vorangestellt und dann an zentraler Stelle gespeichert. Papierbelege werden nach dem Scan ebenfalls unter Angabe von Typschlüssel und Nummer im Dateinamen an die zentrale Stelle kopiert.</text:p>
      <text:p text:style-name="P2">Werden elektronische Eingangsrechnungen die in einer Einheit inhaltsgleiche Mehrstücke enthalten (sogenannte hybride Rechnungen) wird das menschenlesbare Format (im Zweifel: die bildhafte Abbildung) verarbeitet.</text:p>
      <text:h text:style-name="Heading_20_2" text:outline-level="2"><text:bookmark-start text:name="__RefHeading__37_105247892"/>Interne Kopien<text:bookmark-end text:name="__RefHeading__37_105247892"/></text:h>
      <text:p text:style-name="P4">Werden Rechnungen in ungeeigneten Formaten (bspw. .doc) empfangen wird dem Original zusätzlich ein „-original“ angehängt und eine in PDF umgewandelte Datei mit dem Namensbestandteil „-intern“ gespeichert, bspw. E-804-original.doc und E-804-intern.pdf</text:p>
      <text:h text:style-name="Heading_20_2" text:outline-level="2"><text:bookmark-start text:name="__RefHeading__39_105247892"/>Verträge<text:bookmark-end text:name="__RefHeading__39_105247892"/></text:h>
      <text:p text:style-name="P4">Ein- und Ausgangsverträge werden nach Unterzeichnung gescannt, nummeriert (Belegtyp 11) und als PDF unter Angabe der Vertragsnummer im entsprechenden (versionierten) Verzeichnis gespeichert.</text:p>
      <text:h text:style-name="Heading_20_2" text:outline-level="2"><text:bookmark-start text:name="__RefHeading__41_105247892"/>Druck<text:bookmark-end text:name="__RefHeading__41_105247892"/></text:h>
      <text:p text:style-name="P2">Elektronische Eingangsbelege werden zunächst gedruckt, dann indiziert und im Eingangsbuch eingetragen. Der Ausdruck wird dann mit als Kopie eines originär elektronischen Dokuments gekennzeichnet (spezielles Zeichen: Ø) und mit manuell anhand des Eingangsbuchs vergebener Eingangsnummer versehen.</text:p>
      <text:p text:style-name="P2">Bereits papiergebundene Eingangsbelege werden indiziert, im Eingangsbuch eingetragen und im Original mit dem Zeichen # und der nächsten freien fortlaufenden Eingangsnummer versehen.</text:p>
      <text:h text:style-name="Heading_20_2" text:outline-level="2"><text:bookmark-start text:name="__RefHeading__43_105247892"/>Kontrolle<text:bookmark-end text:name="__RefHeading__43_105247892"/></text:h>
      <text:p text:style-name="P2">Jochen ist über alle Lieferungen informiert. <text:bookmark text:name="cmt6"/>Er prüft jede Rechnung gegen mehrfache Rechnungen oder Rechnungen ohne Bestellung oder Lieferung (inhaltliche Prüfung). Bei neuen Lieferanten und stichprobenartig wird auf formelle und rechnerische Richtigkeit geprüft.</text:p>
      <text:h text:style-name="Heading_20_2" text:outline-level="2"><text:bookmark-start text:name="__RefHeading__45_105247892"/>Abzurufende Belege<text:bookmark-end text:name="__RefHeading__45_105247892"/></text:h>
      <text:p text:style-name="Text_20_body"><text:soft-page-break/>Bei e-Mail-Benachrichtigung bspw. über neue Eingangsrechnungen werden diese durch Jochen abgerufen. Erfolgen keine Benachrichtigungen (bspw. zum fälligen Download des Bankkontoauszugs oder für Amazon Rechnungen über e-Books) ruft Jochen diese mindestens halbjährlich zwischen dem 1. Januar und 10. Januar <text:s/>bzw. dem 1. Juli und 10. Juli ab.</text:p>
      <text:h text:style-name="Heading_20_2" text:outline-level="2"><text:bookmark-start text:name="__RefHeading__47_105247892"/>Zahlung<text:bookmark-end text:name="__RefHeading__47_105247892"/></text:h>
      <text:p text:style-name="Text_20_body">Wurde der Eingangsbeleg nicht per Lastschrift oder Kreditkarte eingezogen wird er per Moneyplex überwiesen. Der Verwendungszweck erhält dabei den Zusatz „Unsere Nr. E-&lt;Eingangsrechnungsnummer&gt;“ um die spätere <text:s/>Zuordnung der Zahlung zum Eingang zu erleichtern (Die halbautomatische Zuordnung von Belegnummern beim Kontoauszugsimport ist ein Feature von Gnuaccounting).</text:p>
      <text:h text:style-name="Heading_20_2" text:outline-level="2"><text:bookmark-start text:name="__RefHeading__49_105247892"/>Anlagegüterkauf<text:bookmark-end text:name="__RefHeading__49_105247892"/></text:h>
      <text:list xml:id="list7714724717405239989" text:style-name="WW8Num2">
        <text:list-item>
          <text:p text:style-name="P16">Wurden abschreibungsfähige Güter gekauft, werden diese mit Kaufzeitpunkt, Lageort und Nettobetrag in einem eigenen Vorgang der Gnuaccounting-Programmfeature „Anlagegüterverwaltung“ (Ausgabe im Excel-Export für den Steuerberater) eingetragen</text:p>
        </text:list-item>
        <text:list-item>
          <text:p text:style-name="P16">dazu erhalten Sie eine fortlaufende Nummer </text:p>
        </text:list-item>
        <text:list-item>
          <text:p text:style-name="P16">die Anlagegüter werden durch Aufkleber entsprechend ausgezeichnet und</text:p>
        </text:list-item>
        <text:list-item>
          <text:p text:style-name="P16">mindestens im Eingangsbuch wird die Anlagegüternummer vermerkt</text:p>
        </text:list-item>
      </text:list>
      <text:h text:style-name="Heading_20_2" text:outline-level="2"><text:bookmark-start text:name="__RefHeading__51_105247892"/>Scans<text:bookmark-end text:name="__RefHeading__51_105247892"/></text:h>
      <text:p text:style-name="P2">Mindestens einmal pro Jahr werden alle rein papiergebundenen Eingangsbelege gescannt (erkennbar der #-Markierung) und inkl. OCR-Schrifterkennung in PDF konvertiert. Da die Originalbelege erhalten bleiben ist bspw. eine Kontrolle der Schrifterkennung nicht nötig. Die Scans werden dann gesichtet um Seiten zusammenzufügen, die Vollständigkeit (bspw. Scan der Rückseiten) und die optische Identität mit dem Original zu garantieren und Typ und Eingangsnummer im Dateinamen abzutragen. </text:p>
      <text:p text:style-name="P2">Der Dateiname wird nach Typschlüssel und Nummer im Eingangsbuch vergeben, angehängt möglicherweise ein „-scan“, bspw. „E-542-scan.pdf“.</text:p>
      <text:p text:style-name="P2">Sind zu einem Zeitpunkt alle Papieroriginale gescannt kann eine Kontrolle der Vollständigkeit und Duplikaterkennung wieder durch die alphabetische Sortierung nach Dateinamen gesichert werden.</text:p>
      <text:h text:style-name="P14" text:outline-level="2"><text:bookmark-start text:name="__RefHeading__11186_379323360"/>Spesen<text:bookmark-end text:name="__RefHeading__11186_379323360"/></text:h>
      <text:p text:style-name="P3">Auf Bewirtungskosten wie Restaurantrechnungen werden Teilnehmer, Datum/Zeitpunkt des Treffens und Thema vermerkt und dann wie Eingangsbelege behandelt (mit Eingangsnummer versehen, gescannt) und zu 70% als Bewirtungskosten und zu 30% als nicht abzugsfähige Bewirtungskosten verbucht. </text:p>
      <text:p text:style-name="P3">Fahrten zu Kunden (in den ersten drei Monaten Projekteinsatz) werden per Fahrtenbuch festgehalten, längerer Einsatz (=Fahrt zur Arbeitsstätte) im Brief an den Steuerberater erwähnt.</text:p>
      <text:p text:style-name="P3">Für andere Spesen wie Tagungsgebühren und/oder Hotelkosten wird eine eigene Spesenabrechnung angelegt und wie eine Eingangsrechnung behandelt <text:soft-page-break/>(Eingangsnummer, Scan). Die Spesenabrechnung beinhaltet insbesondere</text:p>
      <text:list xml:id="list5641627893456049519" text:style-name="L1">
        <text:list-item>
          <text:p text:style-name="P18">Die interne (Eingangsbuch-) Nummer</text:p>
        </text:list-item>
        <text:list-item>
          <text:p text:style-name="P18">Grund (bspw. Teilnahme an einer Fachkonferenz),</text:p>
        </text:list-item>
        <text:list-item>
          <text:p text:style-name="P18">Thema <text:s/>(bspw. Elektronische Rechnungen) und </text:p>
        </text:list-item>
        <text:list-item>
          <text:p text:style-name="P18">Zweck (bspw. Teilnahme als Teilnehmer, Vortragender oder Aussteller)</text:p>
        </text:list-item>
        <text:list-item>
          <text:p text:style-name="P18">benutzte Verkehrsmittel, die</text:p>
        </text:list-item>
        <text:list-item>
          <text:p text:style-name="P18">Namen der teilnehmenden Mitarbeiter, </text:p>
        </text:list-item>
        <text:list-item>
          <text:p text:style-name="P18">ggf. Höhe der Teilnahmegebühr</text:p>
        </text:list-item>
        <text:list-item>
          <text:p text:style-name="P18">und von den Fahrten Abfahrt/Ankunft jeweils mit Datum, Uhrzeit, ggf. Kilometerstand, ggf. privat gefahrene Kilometer</text:p>
        </text:list-item>
        <text:list-item>
          <text:p text:style-name="P18">sowie als Anhang </text:p>
          <text:list>
            <text:list-item>
              <text:p text:style-name="P18">eventuelle Nachweise der Konferenzteilnahme</text:p>
            </text:list-item>
            <text:list-item>
              <text:p text:style-name="P18">Rechnungen/Quittungen wie Bahntickets, Hotelrechnungen, Restaurantrechnungen, Taxiquittungen o.ä.</text:p>
            </text:list-item>
          </text:list>
        </text:list-item>
      </text:list>
      <text:h text:style-name="Heading_20_2" text:outline-level="2"><text:bookmark-start text:name="__RefHeading__53_105247892"/>Ust-Voranmeldungen<text:bookmark-end text:name="__RefHeading__53_105247892"/></text:h>
      <text:p text:style-name="Text_20_body">Quittungen der Übertragungen von Ust-Voranmeldungen werden, obwohl inhaltlich selbst erstellt, wie Fremdbelege behandelt (Eingangsbelegnummernkreis, Markierung als digitale Kopie).</text:p>
      <text:p text:style-name="P2">Folgende Eigenbelege werden ggf. erstellt: Privatentnahmen bspw. für den Unternehmerlohn, seltener auch <text:s/>Privateinlagen, Quittungen beispielsweise für den Auf- und Abbau von Rücklagen: Der Rücklagenaufbau erfolgt in der Regel durch Überweisung von Girokonto auf Tagesgeldkonto, der Rücklagenabbau umgekehrt. </text:p>
      <text:p text:style-name="P2">Einmal pro Jahr findet eine physische Inventur statt. Dabei wird der tatsächliche Bestand an Anlagegüter mit dem im Buchhaltungsprogramm verzeichneten Bestand verglichen.</text:p>
      <text:h text:style-name="Heading_20_2" text:outline-level="2"><text:bookmark-start text:name="__RefHeading__55_105247892"/>Eingangsbuch<text:bookmark-end text:name="__RefHeading__55_105247892"/></text:h>
      <text:p text:style-name="P2">Für Eingangsrechnungen wird ein Eingangsbuch (analog) geführt, jedoch mindestens einmal pro Jahr digitalisiert (abgetippt).</text:p>
      <text:p text:style-name="P2">Es enthält folgende Spalten:</text:p>
      <text:list xml:id="list6538126030751977845" text:style-name="WW8Num3">
        <text:list-item>
          <text:p text:style-name="P11">Nummer</text:p>
        </text:list-item>
        <text:list-item>
          <text:p text:style-name="P11">Datum</text:p>
        </text:list-item>
        <text:list-item>
          <text:p text:style-name="P11">Bruttobetrag</text:p>
        </text:list-item>
        <text:list-item>
          <text:p text:style-name="P11">Steuerbetrag</text:p>
        </text:list-item>
        <text:list-item>
          <text:p text:style-name="P11">Beschreibung</text:p>
        </text:list-item>
      </text:list>
      <text:h text:style-name="Heading_20_3" text:outline-level="3"/>
      <text:p text:style-name="P2"/>
      <text:p text:style-name="P2"><text:soft-page-break/>Eine Barkasse existiert nicht, bare Zahlungen werden weder angenommen noch ausgeführt. Für Zahlungen existiert ein dediziertes Firmengirokonto.</text:p>
      <text:p text:style-name="P2">Die Buchhaltungskonten werden monatlich mit den Bankkonten, mindestens jedoch mit dem Girokonto, abgeglichen. Das bedeutet, dass die Monatssaldi verglichen werden und bei Abweichungen die Fehler festgestellt und korrigiert werden.</text:p>
      <text:h text:style-name="Heading_20_2" text:outline-level="2"><text:bookmark-start text:name="__RefHeading__61_105247892"/>Buchungsplan<text:bookmark-end text:name="__RefHeading__61_105247892"/></text:h>
      <text:p text:style-name="P2">Der (jährliche) von Jochen erstellte und vom ihm sogenannte „Buchungsplan“ dient der Kontrolle der Buchungen. Er beinhaltet alle regelmäßigen Zahlungen inkl. deren Nummern aus dem Eingangsbuch sowie alle Monatssaldi der Giro-, Tagesgeld- und Kreditkartenkonten (aus der entsprechenden Kontoauszügen, Onlinebankingsoftware, ggf. Websiten, Dateien oder anderen Belegen der Kreditinstitutionen) sowie alle Zahlungen die nicht auf dem Girokonto erfasst sind, bspw. Tagesgeldzinsen sowie ggf. Anfangsbestände. Sinn ist eine leichtere Jahresverbuchung und vor allem der Abgleich der monatlichen Kontensalden.</text:p>
      <text:h text:style-name="Heading_20_2" text:outline-level="2"><text:bookmark-start text:name="__RefHeading__11188_379323360"/>Dauerschuldverhältnisse<text:bookmark-end text:name="__RefHeading__11188_379323360"/></text:h>
      <text:p text:style-name="P2">Ausgangs- oder Eingangszahlungen ohne Verbuchung auf eine Eingangsrechnungsnummer sind im Buchungsplan gesondert aufzuführen<text:span text:style-name="Footnote_20_anchor"><text:note text:id="ftn1" text:note-class="footnote"><text:note-citation>1</text:note-citation><text:note-body><text:p text:style-name="Footnote">Aktuell sind das beispielsweise Girokontengebühren (Verbuchung auf den Kontoauszug) sowie Parkplatzmiete (Verbuchung gegen die Vertragsnummer), Einnahmen Zinsen (Verbuchung auf den Kontoauszug)</text:p></text:note-body></text:note></text:span>. Alle Dauerschuldverhältnisse sind in einem separaten Zahlungsplan abgelegt.</text:p>
      <text:h text:style-name="Heading_20_2" text:outline-level="2"><text:bookmark-start text:name="__RefHeading__63_105247892"/>Anschreiben an den StB<text:bookmark-end text:name="__RefHeading__63_105247892"/></text:h>
      <text:p text:style-name="P2">Das jährliche Anschreiben an den Steuerberater (zur Übergabe der Buchhaltungsdaten) ermöglicht die Erklärung außergewöhnlicher Umstände wie Forderungsausfälle, Brand, Naturkatastrophen, ungewöhnliche Ausgaben wie Geschäftsreisen/Messebesuche, ungewöhnlichen Privateinlagen oder -Entnahmen oder ausnahmsweise ausgelassene oder doppelt vergebene Belegnummern mit Begründung.</text:p>
      <text:p text:style-name="P2">Generell erfolgt die Übergabe der Belege, des Ausgangsbuchs, Buchungsplans und des Anschreibens in digitaler Form auf Nurlese-Datenträger, Originale können nachgefordert werden.</text:p>
      <text:h text:style-name="Heading_20_2" text:outline-level="2"><text:bookmark-start text:name="__RefHeading__65_105247892"/>Software<text:bookmark-end text:name="__RefHeading__65_105247892"/></text:h>
      <text:p text:style-name="P2">Die Faktura und Buchhaltung findet auf dem privatem Dell-Precision-Laptop statt. Wegen überwiegend stationärer Nutzung wird keine Festplattenverschlüsselung benötigt. </text:p>
      <text:p text:style-name="P2">Unter MS Windows 7 erfolgt dabei die </text:p>
      <text:list xml:id="list2583138675374682721" text:style-name="WW8Num4">
        <text:list-item>
          <text:p text:style-name="P17">Faktura und Buchhaltung mit Gnuaccounting 0.8.7</text:p>
        </text:list-item>
        <text:list-item>
          <text:p text:style-name="P17">Umsatzsteuer-Voranmeldung mit Winston 2014W</text:p>
        </text:list-item>
        <text:list-item>
          <text:p text:style-name="P17">Homebanking mit Moneyplex 12</text:p>
        </text:list-item>
        <text:list-item>
          <text:p text:style-name="P17">Versionierung mit dem „TurtoiseSVN“ Client</text:p>
        </text:list-item>
        <text:list-item>
          <text:p text:style-name="P17">Erstellung von Geschäftsbriefen mit „Apache OpenOffice 4“</text:p>
        </text:list-item>
        <text:list-item>
          <text:p text:style-name="P17"><text:soft-page-break/>Backups mit der „Duplicati“ Software</text:p>
        </text:list-item>
      </text:list>
      <text:p text:style-name="P2"/>
      <text:p text:style-name="P2"/>
      <text:p text:style-name="P2">Die Abgabe der Ust-Voranmeldungen muss bis zum 10. des Folgemonats erfolgen.</text:p>
      <text:p text:style-name="P2">Die Abgabe der Buchhaltungsdaten beim Steuerberater erfolgt in der Regel im April des Folgejahres, spätestens Ende Mai des Folgejahrs. Zu diesem Zeitpunkt sind</text:p>
      <text:list xml:id="list2302478617120090989" text:style-name="WW8Num5">
        <text:list-item>
          <text:p text:style-name="P12">Alle Papierbelege gescannt</text:p>
        </text:list-item>
        <text:list-item>
          <text:p text:style-name="P12">Der Buchungsplan erstellt</text:p>
        </text:list-item>
        <text:list-item>
          <text:p text:style-name="P12">Die Konten konsolidiert</text:p>
        </text:list-item>
        <text:list-item>
          <text:p text:style-name="P12">Inventur durchgeführt</text:p>
        </text:list-item>
        <text:list-item>
          <text:p text:style-name="P12">Eingangsbuch abgetippt</text:p>
        </text:list-item>
        <text:list-item>
          <text:p text:style-name="P12">Anschreiben an den StB verfasst</text:p>
        </text:list-item>
      </text:list>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OpenSymbol1" svg:font-family="OpenSymbol, 'Arial Unicode MS'"/>
    <style:font-face style:name="Liberation Sans1" svg:font-family="'Liberation Sans', Arial" style:font-family-generic="swiss"/>
    <style:font-face style:name="SimSun1" svg:font-family="SimSun, 宋体"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orphans="0" fo:widows="0" fo:hyphenation-ladder-count="no-limit" style:writing-mode="lr-tb"/>
      <style:text-properties style:use-window-font-color="true" style:font-name="Liberation Sans" fo:font-size="12pt" fo:language="de" fo:country="DE"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line-height-at-least="0.176cm" fo:keep-together="auto" fo:hyphenation-ladder-count="no-limit" text:number-lines="true" text:line-number="0"/>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style:line-height-at-least="0.176cm" fo:keep-together="auto" fo:hyphenation-ladder-count="no-limit" text:number-lines="true" text:line-number="0"/>
      <style:text-properties fo:hyphenate="false" fo:hyphenation-remain-char-count="2" fo:hyphenation-push-char-count="2"/>
    </style:style>
    <style:style style:name="List" style:family="paragraph" style:parent-style-name="Text_20_body" style:class="list">
      <style:paragraph-properties style:line-height-at-least="0.176cm" fo:keep-together="auto" fo:hyphenation-ladder-count="no-limit" text:number-lines="true" text:line-number="0"/>
      <style:text-properties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style:line-height-at-least="0.176cm" fo:keep-together="auto"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style:line-height-at-least="0.176cm" fo:keep-together="auto" fo:hyphenation-ladder-count="no-limit" text:number-lines="true" text:line-number="0"/>
      <style:text-properties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style:line-height-at-least="0.176cm" fo:keep-together="auto" fo:hyphenation-ladder-count="no-limit" text:number-lines="true" text:line-number="0"/>
      <style:text-properties fo:font-size="14pt" fo:font-style="italic" fo:font-weight="bold" style:font-size-asian="14pt" style:font-style-asian="italic"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style:line-height-at-least="0.176cm" fo:keep-together="auto" fo:hyphenation-ladder-count="no-limit" text:number-lines="true" text:line-number="0"/>
      <style:text-properties fo:font-size="14pt" fo:font-weight="bold" style:font-size-asian="14pt" style:font-weight-asian="bold" style:font-size-complex="14pt"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style:line-height-at-least="0.176cm" fo:keep-together="auto" fo:hyphenation-ladder-count="no-limit" text:number-lines="true" text:line-number="0"/>
      <style:text-properties fo:font-size="12pt" fo:font-style="italic" fo:font-weight="bold" style:font-size-asian="12pt" style:font-style-asian="italic" style:font-weight-asian="bold" style:font-size-complex="12pt" style:font-style-complex="italic" style:font-weight-complex="bold" fo:hyphenate="false" fo:hyphenation-remain-char-count="2" fo:hyphenation-push-char-count="2"/>
    </style:style>
    <style:style style:name="Beschriftung1" style:family="paragraph" style:parent-style-name="Standard">
      <style:paragraph-properties fo:margin-top="0.212cm" fo:margin-bottom="0.212cm" style:line-height-at-least="0.176cm" fo:keep-together="auto" fo:hyphenation-ladder-count="no-limit" text:number-lines="false" text:line-number="0"/>
      <style:text-properties fo:font-size="12pt" fo:font-style="italic" style:font-size-asian="12pt" style:font-style-asian="italic" style:font-size-complex="12pt" style:font-style-complex="italic" fo:hyphenate="false" fo:hyphenation-remain-char-count="2" fo:hyphenation-push-char-count="2"/>
    </style:style>
    <style:style style:name="Footnote" style:family="paragraph" style:parent-style-name="Standard" style:class="extra">
      <style:paragraph-properties fo:margin-left="0.499cm" fo:margin-right="0cm" fo:margin-top="0cm" fo:margin-bottom="0cm" style:line-height-at-least="0.176cm" fo:keep-together="auto" fo:hyphenation-ladder-count="no-limit" fo:text-indent="-0.499cm" style:auto-text-indent="false" text:number-lines="false" text:line-number="0"/>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style:line-height-at-least="0.176cm" fo:keep-together="auto"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Index" style:class="index">
      <style:paragraph-properties fo:margin-left="0cm" fo:margin-right="0cm" fo:margin-top="0cm" fo:margin-bottom="0cm" style:line-height-at-least="0.176cm" fo:keep-together="auto" fo:hyphenation-ladder-count="no-limit" fo:text-indent="0cm" style:auto-text-indent="false" text:number-lines="true" text:line-number="0">
        <style:tab-stops>
          <style:tab-stop style:position="16.999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margin-top="0cm" fo:margin-bottom="0cm" style:line-height-at-least="0.176cm" fo:keep-together="auto" fo:hyphenation-ladder-count="no-limit" fo:text-indent="0cm" style:auto-text-indent="false" text:number-lines="true" text:line-number="0">
        <style:tab-stops>
          <style:tab-stop style:position="17.498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style:line-height-at-least="0.176cm" fo:keep-together="auto" fo:hyphenation-ladder-count="no-limit" fo:text-indent="0cm" style:auto-text-indent="false" text:number-lines="true" text:line-number="0">
        <style:tab-stops>
          <style:tab-stop style:position="17.997cm" style:type="right" style:leader-style="dotted" style:leader-tex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style:line-height-at-least="0.176cm" fo:keep-together="auto"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style:line-height-at-least="0.176cm" fo:text-align="center" style:justify-single-word="false" fo:keep-together="auto" fo:hyphenation-ladder-count="no-limit" text:number-lines="false" text:line-number="0" style:vertical-align="auto"/>
      <style:text-properties fo:font-weight="bold" style:font-weight-asian="bold" style:font-weight-complex="bold" fo:hyphenate="false" fo:hyphenation-remain-char-count="2" fo:hyphenation-push-char-count="2"/>
    </style:style>
    <style:style style:name="Contents_20_4" style:display-name="Contents 4" style:family="paragraph" style:parent-style-name="Index" style:class="index">
      <style:paragraph-properties fo:margin-left="1.498cm" fo:margin-right="0cm" fo:margin-top="0cm" fo:margin-bottom="0cm" style:line-height-at-least="0.176cm" fo:keep-together="auto" fo:hyphenation-ladder-count="no-limit" fo:text-indent="0cm" style:auto-text-indent="false" text:number-lines="true" text:line-number="0">
        <style:tab-stops>
          <style:tab-stop style:position="18.496cm"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Index" style:class="index">
      <style:paragraph-properties fo:margin-left="1.997cm" fo:margin-right="0cm" style:line-height-at-least="0.176cm" fo:keep-together="auto" fo:hyphenation-ladder-count="no-limit" fo:text-indent="0cm" style:auto-text-indent="false" text:number-lines="true" text:line-number="0">
        <style:tab-stops>
          <style:tab-stop style:position="17cm"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Index" style:class="index">
      <style:paragraph-properties fo:margin-left="2.496cm" fo:margin-right="0cm" style:line-height-at-least="0.176cm" fo:keep-together="auto" fo:hyphenation-ladder-count="no-limit" fo:text-indent="0cm" style:auto-text-indent="false" text:number-lines="true" text:line-number="0">
        <style:tab-stops>
          <style:tab-stop style:position="17cm" style:type="right" style:leader-style="dotted" style:leader-text="."/>
        </style:tab-stops>
      </style:paragraph-properties>
      <style:text-properties fo:hyphenate="false" fo:hyphenation-remain-char-count="2" fo:hyphenation-push-char-count="2"/>
    </style:style>
    <style:style style:name="Contents_20_7" style:display-name="Contents 7" style:family="paragraph" style:parent-style-name="Index" style:class="index">
      <style:paragraph-properties fo:margin-left="2.995cm" fo:margin-right="0cm" style:line-height-at-least="0.176cm" fo:keep-together="auto" fo:hyphenation-ladder-count="no-limit" fo:text-indent="0cm" style:auto-text-indent="false" text:number-lines="true" text:line-number="0">
        <style:tab-stops>
          <style:tab-stop style:position="17cm" style:type="right" style:leader-style="dotted" style:leader-text="."/>
        </style:tab-stops>
      </style:paragraph-properties>
      <style:text-properties fo:hyphenate="false" fo:hyphenation-remain-char-count="2" fo:hyphenation-push-char-count="2"/>
    </style:style>
    <style:style style:name="Contents_20_8" style:display-name="Contents 8" style:family="paragraph" style:parent-style-name="Index" style:class="index">
      <style:paragraph-properties fo:margin-left="3.494cm" fo:margin-right="0cm" style:line-height-at-least="0.176cm" fo:keep-together="auto" fo:hyphenation-ladder-count="no-limit" fo:text-indent="0cm" style:auto-text-indent="false" text:number-lines="true" text:line-number="0">
        <style:tab-stops>
          <style:tab-stop style:position="17cm" style:type="right" style:leader-style="dotted" style:leader-text="."/>
        </style:tab-stops>
      </style:paragraph-properties>
      <style:text-properties fo:hyphenate="false" fo:hyphenation-remain-char-count="2" fo:hyphenation-push-char-count="2"/>
    </style:style>
    <style:style style:name="Contents_20_9" style:display-name="Contents 9" style:family="paragraph" style:parent-style-name="Index" style:class="index">
      <style:paragraph-properties fo:margin-left="3.993cm" fo:margin-right="0cm" style:line-height-at-least="0.176cm" fo:keep-together="auto" fo:hyphenation-ladder-count="no-limit" fo:text-indent="0cm" style:auto-text-indent="false" text:number-lines="true" text:line-number="0">
        <style:tab-stops>
          <style:tab-stop style:position="17cm" style:type="right" style:leader-style="dotted" style:leader-text="."/>
        </style:tab-stops>
      </style:paragraph-properties>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style:line-height-at-least="0.176cm" fo:keep-together="auto" fo:hyphenation-ladder-count="no-limit" fo:text-indent="0cm" style:auto-text-indent="false" text:number-lines="true" text:line-number="0">
        <style:tab-stops>
          <style:tab-stop style:position="17cm" style:type="right" style:leader-style="dotted" style:leader-text="."/>
        </style:tab-stops>
      </style:paragraph-properties>
      <style:text-properties fo:hyphenate="false" fo:hyphenation-remain-char-count="2" fo:hyphenation-push-char-count="2"/>
    </style:style>
    <style:style style:name="ColumnBreakPara" style:family="paragraph">
      <style:paragraph-properties fo:orphans="0" fo:widows="0" fo:hyphenation-ladder-count="no-limit"/>
      <style:text-properties style:use-window-font-color="true" style:font-name="Liberation Serif" fo:font-size="12pt" fo:language="de" fo:country="DE"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 style:family="paragraph" style:parent-style-name="Standard">
      <style:paragraph-properties fo:line-height="100%"/>
      <style:text-properties style:font-name="Tahoma" fo:font-size="8pt" style:font-size-asian="8pt" style:font-name-complex="Tahoma" style:font-size-complex="7pt"/>
    </style:style>
    <style:style style:name="Kommentartext" style:family="paragraph" style:parent-style-name="Standard">
      <style:text-properties fo:font-size="10pt" style:font-size-asian="10pt" style:font-size-complex="9pt"/>
    </style:style>
    <style:style style:name="Kommentarthema" style:family="paragraph" style:parent-style-name="Kommentartext" style:next-style-name="Kommentartext">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style:line-height-at-least="0.353cm" fo:text-align="start" style:justify-single-word="false" fo:hyphenation-ladder-count="no-limit" style:text-autospace="none" style:writing-mode="lr-tb"/>
      <style:text-properties fo:color="#000000" style:font-name="Liberation Sans1" fo:language="de" fo:country="DE" style:font-name-asian="Liberation Sans1" style:font-name-complex="Liberation Sans1"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font-weight-complex="bold"/>
    </style:style>
    <style:style style:name="WW8Num3z1" style:family="text"/>
    <style:style style:name="WW8Num4z0" style:family="text">
      <style:text-properties style:font-name="Symbol" fo:font-size="9pt" style:font-size-asian="9pt" style:font-name-complex="StarSymbol" style:font-size-complex="9pt"/>
    </style:style>
    <style:style style:name="WW8Num4z1" style:family="text">
      <style:text-properties style:font-name="OpenSymbol1" fo:font-size="9pt" style:font-size-asian="9pt" style:font-name-complex="StarSymbol" style:font-size-complex="9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6z0" style:family="text">
      <style:text-properties style:font-name="Symbol" fo:font-size="9pt" style:font-size-asian="9pt" style:font-name-complex="StarSymbol" style:font-size-complex="9pt"/>
    </style:style>
    <style:style style:name="WW8Num6z1" style:family="text">
      <style:text-properties style:font-name="OpenSymbol1" fo:font-size="9pt" style:font-size-asian="9pt" style:font-name-complex="StarSymbol" style:font-size-complex="9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style:font-name-complex="OpenSymbol1"/>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Absatz-Standardschriftart" style:family="text"/>
    <style:style style:name="Bullet_5f_20_5f_Symbols" style:display-name="Bullet_20_Symbols" style:family="text">
      <style:text-properties style:font-name="OpenSymbol1" style:font-name-asian="OpenSymbol1" style:font-name-complex="OpenSymbol1"/>
    </style:style>
    <style:style style:name="Internet_5f_20_5f_link" style:display-name="Internet_20_link" style:family="text">
      <style:text-properties fo:color="#000080" style:text-underline-style="solid" style:text-underline-width="auto" style:text-underline-color="font-color"/>
    </style:style>
    <style:style style:name="Footnote_5f_20_5f_Symbol" style:display-name="Footnote_20_Symbol" style:family="text"/>
    <style:style style:name="Footnote_5f_20_5f_anchor" style:display-name="Footnote_20_anchor" style:family="text">
      <style:text-properties style:text-position="super 58%"/>
    </style:style>
    <style:style style:name="Numbering_5f_20_5f_Symbols" style:display-name="Numbering_20_Symbols" style:family="text"/>
    <style:style style:name="Numbering_20_Symbols" style:display-name="Numbering Symbols" style:family="text"/>
    <style:style style:name="Aufzählungszeichen1" style:family="text">
      <style:text-properties style:font-name="StarSymbol" fo:font-size="9pt" style:font-name-asian="StarSymbol" style:font-size-asian="9pt" style:font-name-complex="StarSymbol" style:font-size-complex="9pt"/>
    </style:style>
    <style:style style:name="Fußnotenzeichen1" style:family="text"/>
    <style:style style:name="Endnotenzeichen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prechblasentext_20_Zchn" style:display-name="Sprechblasentext Zchn" style:family="text" style:parent-style-name="Absatz-Standardschriftart">
      <style:text-properties style:font-name="Tahoma" fo:font-size="8pt" style:font-name-asian="SimSun1" style:font-size-asian="8pt" style:font-name-complex="Mangal1" style:font-size-complex="7pt" style:language-complex="hi" style:country-complex="IN"/>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style:font-name-asian="SimSun1" style:font-name-complex="Mangal1" style:font-size-complex="9pt" style:language-complex="hi" style:country-complex="IN"/>
    </style:style>
    <style:style style:name="Kommentarthema_20_Zchn" style:display-name="Kommentarthema Zchn" style:family="text" style:parent-style-name="Kommentartext_20_Zchn">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nzeiche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style:list-level-properties text:list-level-position-and-space-mode="label-alignment">
          <style:list-level-label-alignment text:label-followed-by="nothing"/>
        </style:list-level-properties>
      </text:list-level-style-number>
      <text:list-level-style-number text:level="3" text:style-name="WW8Num2z2" style:num-suffix="." style:num-format="1">
        <style:list-level-properties text:list-level-position-and-space-mode="label-alignment">
          <style:list-level-label-alignment text:label-followed-by="nothing"/>
        </style:list-level-properties>
      </text:list-level-style-number>
      <text:list-level-style-number text:level="4" text:style-name="WW8Num2z3" style:num-suffix="." style:num-format="1">
        <style:list-level-properties text:list-level-position-and-space-mode="label-alignment">
          <style:list-level-label-alignment text:label-followed-by="nothing"/>
        </style:list-level-properties>
      </text:list-level-style-number>
      <text:list-level-style-number text:level="5" text:style-name="WW8Num2z4" style:num-suffix="." style:num-format="1">
        <style:list-level-properties text:list-level-position-and-space-mode="label-alignment">
          <style:list-level-label-alignment text:label-followed-by="nothing"/>
        </style:list-level-properties>
      </text:list-level-style-number>
      <text:list-level-style-number text:level="6" text:style-name="WW8Num2z5" style:num-suffix="." style:num-format="1">
        <style:list-level-properties text:list-level-position-and-space-mode="label-alignment">
          <style:list-level-label-alignment text:label-followed-by="nothing"/>
        </style:list-level-properties>
      </text:list-level-style-number>
      <text:list-level-style-number text:level="7" text:style-name="WW8Num2z6" style:num-suffix="." style:num-format="1">
        <style:list-level-properties text:list-level-position-and-space-mode="label-alignment">
          <style:list-level-label-alignment text:label-followed-by="nothing"/>
        </style:list-level-properties>
      </text:list-level-style-number>
      <text:list-level-style-number text:level="8" text:style-name="WW8Num2z7" style:num-suffix="." style:num-format="1">
        <style:list-level-properties text:list-level-position-and-space-mode="label-alignment">
          <style:list-level-label-alignment text:label-followed-by="nothing"/>
        </style:list-level-properties>
      </text:list-level-style-number>
      <text:list-level-style-number text:level="9" text:style-name="WW8Num2z8"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nothing"/>
        </style:list-level-properties>
      </text:list-level-style-number>
      <text:list-level-style-number text:level="2" text:style-name="WW8Num4z1" style:num-suffix="." style:num-format="1">
        <style:list-level-properties text:list-level-position-and-space-mode="label-alignment">
          <style:list-level-label-alignment text:label-followed-by="nothing"/>
        </style:list-level-properties>
      </text:list-level-style-number>
      <text:list-level-style-number text:level="3" text:style-name="WW8Num4z2" style:num-suffix="." style:num-format="1">
        <style:list-level-properties text:list-level-position-and-space-mode="label-alignment">
          <style:list-level-label-alignment text:label-followed-by="nothing"/>
        </style:list-level-properties>
      </text:list-level-style-number>
      <text:list-level-style-number text:level="4" text:style-name="WW8Num4z3" style:num-suffix="." style:num-format="1">
        <style:list-level-properties text:list-level-position-and-space-mode="label-alignment">
          <style:list-level-label-alignment text:label-followed-by="nothing"/>
        </style:list-level-properties>
      </text:list-level-style-number>
      <text:list-level-style-number text:level="5" text:style-name="WW8Num4z4" style:num-suffix="." style:num-format="1">
        <style:list-level-properties text:list-level-position-and-space-mode="label-alignment">
          <style:list-level-label-alignment text:label-followed-by="nothing"/>
        </style:list-level-properties>
      </text:list-level-style-number>
      <text:list-level-style-number text:level="6" text:style-name="WW8Num4z5" style:num-suffix="." style:num-format="1">
        <style:list-level-properties text:list-level-position-and-space-mode="label-alignment">
          <style:list-level-label-alignment text:label-followed-by="nothing"/>
        </style:list-level-properties>
      </text:list-level-style-number>
      <text:list-level-style-number text:level="7" text:style-name="WW8Num4z6" style:num-suffix="." style:num-format="1">
        <style:list-level-properties text:list-level-position-and-space-mode="label-alignment">
          <style:list-level-label-alignment text:label-followed-by="nothing"/>
        </style:list-level-properties>
      </text:list-level-style-number>
      <text:list-level-style-number text:level="8" text:style-name="WW8Num4z7" style:num-suffix="." style:num-format="1">
        <style:list-level-properties text:list-level-position-and-space-mode="label-alignment">
          <style:list-level-label-alignment text:label-followed-by="nothing"/>
        </style:list-level-properties>
      </text:list-level-style-number>
      <text:list-level-style-number text:level="9" text:style-name="WW8Num4z8"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Seite <text:page-number text:select-page="current">8</text:page-number> von <text:page-count style:num-format="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ärk</meta:initial-creator>
    <meta:creation-date>2015-07-29T13:11:00</meta:creation-date>
    <dc:creator>Jochen Stärk</dc:creator>
    <dc:date>2015-10-04T13:50:59.51</dc:date>
    <meta:editing-cycles>7</meta:editing-cycles>
    <meta:editing-duration>P23DT22H30M10S</meta:editing-duration>
    <meta:generator>OpenOffice/4.1.1$Win32 OpenOffice.org_project/411m6$Build-9775</meta:generator>
    <meta:document-statistic meta:table-count="1" meta:image-count="0" meta:object-count="0" meta:page-count="8" meta:paragraph-count="191" meta:word-count="1749" meta:character-count="13883"/>
    <meta:user-defined meta:name="DokRegistriert" meta:value-type="boolean">true</meta:user-defined>
    <meta:user-defined meta:name="Version">LibreOffice/4.2.6.3$Windows_x86 LibreOffice_project/3fd416d4c6db7d3204c17ce57a1d70f6e531ee21</meta:user-defined>
    <meta:user-defined meta:name="state">defaultstate</meta:user-defined>
  </office:meta>
</office:document-meta>
</file>